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Header">
      <style:text-properties officeooo:rsid="001ced4b" officeooo:paragraph-rsid="001ced4b"/>
    </style:style>
    <style:style style:name="P3" style:family="paragraph" style:parent-style-name="Text_20_body">
      <style:text-properties officeooo:rsid="001ced4b" officeooo:paragraph-rsid="001ced4b"/>
    </style:style>
    <style:style style:name="P4" style:family="paragraph" style:parent-style-name="Text_20_body">
      <style:text-properties officeooo:rsid="001d0d87" officeooo:paragraph-rsid="001d0d87"/>
    </style:style>
    <style:style style:name="P5" style:family="paragraph" style:parent-style-name="Text_20_body">
      <style:text-properties officeooo:rsid="001fe973" officeooo:paragraph-rsid="001fe973"/>
    </style:style>
    <style:style style:name="P6" style:family="paragraph" style:parent-style-name="Text_20_body">
      <style:text-properties officeooo:rsid="00204f32" officeooo:paragraph-rsid="00204f32"/>
    </style:style>
    <style:style style:name="P7" style:family="paragraph" style:parent-style-name="Text_20_body">
      <style:text-properties officeooo:paragraph-rsid="001fe973"/>
    </style:style>
    <style:style style:name="P8" style:family="paragraph" style:parent-style-name="Text_20_body">
      <style:text-properties officeooo:paragraph-rsid="001aab45"/>
    </style:style>
    <style:style style:name="P9" style:family="paragraph" style:parent-style-name="Text_20_body">
      <style:text-properties officeooo:rsid="0023732d" officeooo:paragraph-rsid="0023732d"/>
    </style:style>
    <style:style style:name="P10" style:family="paragraph" style:parent-style-name="Text_20_body">
      <style:text-properties officeooo:rsid="0024ef24" officeooo:paragraph-rsid="0024ef24"/>
    </style:style>
    <style:style style:name="P11" style:family="paragraph" style:parent-style-name="Text_20_body">
      <style:text-properties officeooo:rsid="002bd256" officeooo:paragraph-rsid="002bd256"/>
    </style:style>
    <style:style style:name="P12" style:family="paragraph" style:parent-style-name="Text_20_body">
      <style:text-properties officeooo:rsid="002d4216" officeooo:paragraph-rsid="002d4216"/>
    </style:style>
    <style:style style:name="P13" style:family="paragraph" style:parent-style-name="Heading_20_2">
      <style:text-properties officeooo:rsid="002f0980" officeooo:paragraph-rsid="002f0980"/>
    </style:style>
    <style:style style:name="P14" style:family="paragraph" style:parent-style-name="Heading_20_2">
      <style:text-properties officeooo:rsid="0036ce44" officeooo:paragraph-rsid="0036ce44"/>
    </style:style>
    <style:style style:name="P15" style:family="paragraph" style:parent-style-name="Heading_20_2">
      <style:text-properties style:font-name="Liberation Sans" fo:font-size="16.1000003814697pt" fo:font-weight="bold" officeooo:rsid="00404436" officeooo:paragraph-rsid="00404436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16" style:family="paragraph" style:parent-style-name="Heading_20_3">
      <style:text-properties officeooo:rsid="001aab45" officeooo:paragraph-rsid="001aab45"/>
    </style:style>
    <style:style style:name="P17" style:family="paragraph" style:parent-style-name="Text_20_body" style:list-style-name="L1">
      <style:text-properties officeooo:rsid="0024ef24" officeooo:paragraph-rsid="0024ef24"/>
    </style:style>
    <style:style style:name="P18" style:family="paragraph" style:parent-style-name="Text_20_body" style:list-style-name="L2">
      <style:text-properties officeooo:rsid="002bd256" officeooo:paragraph-rsid="002bd256"/>
    </style:style>
    <style:style style:name="P19" style:family="paragraph" style:parent-style-name="Text_20_body" style:list-style-name="L3">
      <style:text-properties officeooo:rsid="002bd256" officeooo:paragraph-rsid="002bd256"/>
    </style:style>
    <style:style style:name="P20" style:family="paragraph" style:parent-style-name="Text_20_body" style:list-style-name="L4">
      <style:text-properties officeooo:rsid="002d4216" officeooo:paragraph-rsid="002d4216"/>
    </style:style>
    <style:style style:name="P21" style:family="paragraph" style:parent-style-name="Text_20_body" style:list-style-name="L5">
      <style:text-properties officeooo:rsid="00307437" officeooo:paragraph-rsid="00307437"/>
    </style:style>
    <style:style style:name="P22" style:family="paragraph" style:parent-style-name="Text_20_body">
      <style:text-properties officeooo:rsid="00307437" officeooo:paragraph-rsid="00307437"/>
    </style:style>
    <style:style style:name="P23" style:family="paragraph" style:parent-style-name="Text_20_body">
      <style:text-properties officeooo:rsid="0031cfe5" officeooo:paragraph-rsid="0031cfe5"/>
    </style:style>
    <style:style style:name="P24" style:family="paragraph" style:parent-style-name="Text_20_body" style:list-style-name="L6">
      <style:text-properties officeooo:rsid="0031cfe5" officeooo:paragraph-rsid="0031cfe5"/>
    </style:style>
    <style:style style:name="P25" style:family="paragraph" style:parent-style-name="Text_20_body" style:list-style-name="L6">
      <style:text-properties officeooo:rsid="00330b4d" officeooo:paragraph-rsid="00330b4d"/>
    </style:style>
    <style:style style:name="P26" style:family="paragraph" style:parent-style-name="Text_20_body">
      <style:text-properties officeooo:rsid="0033fc29" officeooo:paragraph-rsid="0033fc29"/>
    </style:style>
    <style:style style:name="P27" style:family="paragraph" style:parent-style-name="Text_20_body" style:list-style-name="L7">
      <style:text-properties officeooo:rsid="003470af" officeooo:paragraph-rsid="003470af"/>
    </style:style>
    <style:style style:name="P28" style:family="paragraph" style:parent-style-name="Text_20_body">
      <style:text-properties officeooo:rsid="003470af" officeooo:paragraph-rsid="003470af"/>
    </style:style>
    <style:style style:name="P29" style:family="paragraph" style:parent-style-name="Text_20_body">
      <style:text-properties officeooo:rsid="0025d421" officeooo:paragraph-rsid="0025d421"/>
    </style:style>
    <style:style style:name="P30" style:family="paragraph" style:parent-style-name="Text_20_body">
      <style:text-properties officeooo:rsid="003513fa" officeooo:paragraph-rsid="003513fa"/>
    </style:style>
    <style:style style:name="P31" style:family="paragraph" style:parent-style-name="Text_20_body" style:list-style-name="L8">
      <style:text-properties officeooo:rsid="0036ce44" officeooo:paragraph-rsid="0036ce44"/>
    </style:style>
    <style:style style:name="P32" style:family="paragraph" style:parent-style-name="Text_20_body" style:list-style-name="L8">
      <style:text-properties officeooo:rsid="003766c7" officeooo:paragraph-rsid="003766c7"/>
    </style:style>
    <style:style style:name="P33" style:family="paragraph" style:parent-style-name="Text_20_body" style:list-style-name="L8">
      <style:text-properties officeooo:rsid="00395221" officeooo:paragraph-rsid="00395221"/>
    </style:style>
    <style:style style:name="P34" style:family="paragraph" style:parent-style-name="Text_20_body">
      <style:text-properties officeooo:rsid="00395221" officeooo:paragraph-rsid="00395221"/>
    </style:style>
    <style:style style:name="P35" style:family="paragraph" style:parent-style-name="Text_20_body">
      <style:text-properties officeooo:rsid="003a3da0" officeooo:paragraph-rsid="003a3da0"/>
    </style:style>
    <style:style style:name="P36" style:family="paragraph" style:parent-style-name="Text_20_body" style:list-style-name="L9">
      <style:text-properties officeooo:paragraph-rsid="004cfa1c"/>
    </style:style>
    <style:style style:name="P37" style:family="paragraph" style:parent-style-name="Text_20_body">
      <style:text-properties officeooo:rsid="003d80b8" officeooo:paragraph-rsid="003d80b8"/>
    </style:style>
    <style:style style:name="P38" style:family="paragraph" style:parent-style-name="Text_20_body" style:list-style-name="L9">
      <style:text-properties officeooo:rsid="00404436" officeooo:paragraph-rsid="00404436"/>
    </style:style>
    <style:style style:name="P39" style:family="paragraph" style:parent-style-name="Text_20_body" style:list-style-name="L9">
      <style:text-properties officeooo:rsid="0043562e" officeooo:paragraph-rsid="0043562e"/>
    </style:style>
    <style:style style:name="P40" style:family="paragraph" style:parent-style-name="Text_20_body" style:list-style-name="L9">
      <style:text-properties officeooo:rsid="00453ef8" officeooo:paragraph-rsid="00453ef8"/>
    </style:style>
    <style:style style:name="P41" style:family="paragraph" style:parent-style-name="Text_20_body" style:list-style-name="L9">
      <style:text-properties officeooo:rsid="0049d068" officeooo:paragraph-rsid="0049d068"/>
    </style:style>
    <style:style style:name="P42" style:family="paragraph" style:parent-style-name="Text_20_body" style:list-style-name="L9">
      <style:text-properties officeooo:rsid="004ba8d7" officeooo:paragraph-rsid="004ba8d7"/>
    </style:style>
    <style:style style:name="P43" style:family="paragraph" style:parent-style-name="Text_20_body" style:list-style-name="L9">
      <style:text-properties officeooo:rsid="004bf1f5" officeooo:paragraph-rsid="004bf1f5"/>
    </style:style>
    <style:style style:name="P44" style:family="paragraph" style:parent-style-name="Text_20_body" style:list-style-name="L9">
      <style:text-properties officeooo:rsid="004cfa1c" officeooo:paragraph-rsid="004cfa1c"/>
    </style:style>
    <style:style style:name="P45" style:family="paragraph" style:parent-style-name="Text_20_body" style:list-style-name="L9">
      <style:text-properties officeooo:rsid="004e068e" officeooo:paragraph-rsid="004e068e"/>
    </style:style>
    <style:style style:name="P46" style:family="paragraph" style:parent-style-name="Text_20_body">
      <style:text-properties officeooo:rsid="004e068e" officeooo:paragraph-rsid="004e068e"/>
    </style:style>
    <style:style style:name="P47" style:family="paragraph" style:parent-style-name="Text_20_body" style:list-style-name="L9">
      <style:text-properties officeooo:rsid="004fe484" officeooo:paragraph-rsid="004fe484"/>
    </style:style>
    <style:style style:name="P48" style:family="paragraph" style:parent-style-name="Text_20_body">
      <style:text-properties officeooo:rsid="0051a88e" officeooo:paragraph-rsid="0051a88e"/>
    </style:style>
    <style:style style:name="P49" style:family="paragraph" style:parent-style-name="Text_20_body" style:list-style-name="L10">
      <style:text-properties officeooo:rsid="0051a88e" officeooo:paragraph-rsid="0051a88e"/>
    </style:style>
    <style:style style:name="P50" style:family="paragraph" style:parent-style-name="Text_20_body" style:list-style-name="L10">
      <style:text-properties officeooo:rsid="005398d6" officeooo:paragraph-rsid="005398d6"/>
    </style:style>
    <style:style style:name="P51" style:family="paragraph" style:parent-style-name="Text_20_body" style:list-style-name="L10">
      <style:text-properties officeooo:rsid="00561d2a" officeooo:paragraph-rsid="00561d2a"/>
    </style:style>
    <style:style style:name="P52" style:family="paragraph" style:parent-style-name="Text_20_body" style:list-style-name="L10">
      <style:text-properties officeooo:rsid="005778b9" officeooo:paragraph-rsid="005778b9"/>
    </style:style>
    <style:style style:name="P53" style:family="paragraph" style:parent-style-name="Text_20_body">
      <style:text-properties officeooo:rsid="005778b9" officeooo:paragraph-rsid="005778b9"/>
    </style:style>
    <style:style style:name="P54" style:family="paragraph" style:parent-style-name="Text_20_body" style:list-style-name="L10">
      <style:text-properties officeooo:rsid="00589ef1" officeooo:paragraph-rsid="00589ef1"/>
    </style:style>
    <style:style style:name="P55" style:family="paragraph" style:parent-style-name="Text_20_body">
      <style:text-properties officeooo:rsid="0058a71e" officeooo:paragraph-rsid="0058a71e"/>
    </style:style>
    <style:style style:name="P56" style:family="paragraph" style:parent-style-name="Text_20_body" style:list-style-name="L11">
      <style:text-properties officeooo:rsid="0058a71e" officeooo:paragraph-rsid="0058a71e"/>
    </style:style>
    <style:style style:name="P57" style:family="paragraph" style:parent-style-name="Text_20_body" style:list-style-name="L9">
      <style:text-properties fo:font-style="normal" fo:font-weight="normal" officeooo:rsid="005a6a0b" officeooo:paragraph-rsid="005a6a0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973" style:font-weight-asian="bold" style:font-weight-complex="bold"/>
    </style:style>
    <style:style style:name="T3" style:family="text">
      <style:text-properties fo:font-weight="bold" officeooo:rsid="00453ef8" style:font-weight-asian="bold" style:font-weight-complex="bold"/>
    </style:style>
    <style:style style:name="T4" style:family="text">
      <style:text-properties officeooo:rsid="001fe973"/>
    </style:style>
    <style:style style:name="T5" style:family="text">
      <style:text-properties officeooo:rsid="002221f5"/>
    </style:style>
    <style:style style:name="T6" style:family="text">
      <style:text-properties officeooo:rsid="0027262f"/>
    </style:style>
    <style:style style:name="T7" style:family="text">
      <style:text-properties officeooo:rsid="00288a4e"/>
    </style:style>
    <style:style style:name="T8" style:family="text">
      <style:text-properties officeooo:rsid="0029b446"/>
    </style:style>
    <style:style style:name="T9" style:family="text">
      <style:text-properties officeooo:rsid="002b8c62"/>
    </style:style>
    <style:style style:name="T10" style:family="text">
      <style:text-properties officeooo:rsid="0035d34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53ef8" style:font-weight-asian="normal" style:font-weight-complex="normal"/>
    </style:style>
    <style:style style:name="T13" style:family="text">
      <style:text-properties officeooo:rsid="00453ef8"/>
    </style:style>
    <style:style style:name="T14" style:family="text">
      <style:text-properties fo:font-style="italic" fo:font-weight="normal" officeooo:rsid="00453ef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fa1c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53ef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6af0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879e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9d06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bf1f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cfa1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23b6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4f00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89ef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9595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aa7b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Vocab: </text:h>
      <text:p text:style-name="P8">----------<text:span text:style-name="T9">5---------</text:span></text:p>
      <text:p text:style-name="P3"><text:span text:style-name="T1">Critical section </text:span>– a block of code that updates a shared resource that can only be updated by one thread at a time. </text:p>
      <text:p text:style-name="P4"><text:span text:style-name="T1">Race condition </text:span>– when multiple threads attempt to access a shared resource and when at least one tries to update it while the others are trying to access it, causing errors and unintended behavior</text:p>
      <text:p text:style-name="P5"><text:span text:style-name="T1">mutex</text:span> – a lock on a critical section; allows for mutually exclusive access to a critical section. </text:p>
      <text:p text:style-name="P7"><text:span text:style-name="T2">Semaphore</text:span><text:span text:style-name="T4"> – </text:span>a <text:a xlink:type="simple" xlink:href="https://www.wikiwand.com/en/Variable_(programming)" text:style-name="Internet_20_link" text:visited-style-name="Visited_20_Internet_20_Link">variable</text:a> or <text:a xlink:type="simple" xlink:href="https://www.wikiwand.com/en/Abstract_data_type" text:style-name="Internet_20_link" text:visited-style-name="Visited_20_Internet_20_Link">abstract data type</text:a> used to control access to a common resource by multiple <text:a xlink:type="simple" xlink:href="https://www.wikiwand.com/en/Process_(computing)" text:style-name="Internet_20_link" text:visited-style-name="Visited_20_Internet_20_Link">processes</text:a> and avoid <text:a xlink:type="simple" xlink:href="https://www.wikiwand.com/en/Critical_section" text:style-name="Internet_20_link" text:visited-style-name="Visited_20_Internet_20_Link">critical section</text:a> problems in a <text:a xlink:type="simple" xlink:href="https://www.wikiwand.com/en/Concurrent_computing" text:style-name="Internet_20_link" text:visited-style-name="Visited_20_Internet_20_Link">concurrent</text:a> system such as a <text:a xlink:type="simple" xlink:href="https://www.wikiwand.com/en/Computer_multitasking" text:style-name="Internet_20_link" text:visited-style-name="Visited_20_Internet_20_Link">multitasking</text:a> operating system. <text:span text:style-name="T5">You can think of them like records of how many units of a resource is available; you’d decrement if a thread/process gets a unit, and increment once that unit becomes available again. <text:s/></text:span></text:p>
      <text:p text:style-name="P5"><text:span text:style-name="T1">Barrier</text:span> – a point in a program at which the threads block until all other threads have reached it.</text:p>
      <text:p text:style-name="P5"><text:span text:style-name="T1">Read-write lock</text:span> – a type of lock used when it’s safe for multiple threads to simultaneously read a data structure, but only one can write at a time. </text:p>
      <text:p text:style-name="P6"><text:span text:style-name="T1">Thread-safe </text:span>– when behavior of a function is safe for threads to use without error; thread-unsafe things are for example like functions caching data between calls by declaring variables to be static, because if multiple threads call it, errors and unintended behavior will occur. </text:p>
      <text:p text:style-name="P8"/>
      <text:p text:style-name="P8">-----------<text:span text:style-name="T9">6--------</text:span></text:p>
      <text:p text:style-name="P9"><text:span text:style-name="T1">Parallel computer </text:span>– a collection of processors interconnected in some manner to coordinate activities and exchange data</text:p>
      <text:p text:style-name="P29"><text:span text:style-name="T1">parallelism</text:span> – ability to execute different parts of a computation concurrently on different machines</text:p>
      <text:p text:style-name="P30"><text:span text:style-name="T1">dependency</text:span> – a later operatio<text:span text:style-name="T10">n’s reliance</text:span> on a previous operation’s results to produce its own. </text:p>
      <text:p text:style-name="P35"><text:span text:style-name="T1">Sequential</text:span> <text:span text:style-name="T1">consistency – </text:span><text:span text:style-name="T11"><text:s/>The order of the execution of statements should not matter or cause problems, and regardless of whichever order you put the statements in you should get the same result. </text:span></text:p>
      <text:p text:style-name="P37"><text:span text:style-name="T1">Independence</text:span><text:span text:style-name="T11"> – statements are independent of each other if they’re </text:span><text:span text:style-name="T1">sequentially consistent</text:span><text:span text:style-name="T11">; if the order of execution doesn’t matter for the results they give, and the computational outcome is the same for all possible orders of execution. </text:span></text:p>
      <text:h text:style-name="P16" text:outline-level="3">Notes:</text:h>
      <text:p text:style-name="P8"/>
      <text:p text:style-name="P10"><text:soft-page-break/>3 common parallel models – models used to represent parallel computers</text:p>
      <text:list xml:id="list2064193279" text:style-name="L1">
        <text:list-item>
          <text:p text:style-name="P17">Directed acyclic graphs</text:p>
          <text:list>
            <text:list-item>
              <text:p text:style-name="P17">reread about this one <text:span text:style-name="T6">in the textbook </text:span><text:span text:style-name="T7">today</text:span></text:p>
            </text:list-item>
          </text:list>
        </text:list-item>
        <text:list-item>
          <text:p text:style-name="P17">shared-memory</text:p>
        </text:list-item>
        <text:list-item>
          <text:p text:style-name="P17">network <text:span text:style-name="T8">(distributed memory)</text:span></text:p>
        </text:list-item>
      </text:list>
      <text:p text:style-name="P10"/>
      <text:h text:style-name="Heading_20_2" text:outline-level="2">Parallelism</text:h>
      <text:p text:style-name="P11">Why use parallelism? </text:p>
      <text:list xml:id="list243998068" text:style-name="L2">
        <text:list-item>
          <text:p text:style-name="P18">Shorter running time and/or handling more work</text:p>
          <text:list>
            <text:list-item>
              <text:p text:style-name="P18">why use threads? It’s the same question, really. </text:p>
            </text:list-item>
          </text:list>
        </text:list-item>
      </text:list>
      <text:p text:style-name="P11">What is being parallelized?</text:p>
      <text:list xml:id="list4066139023" text:style-name="L3">
        <text:list-item>
          <text:p text:style-name="P19">Task: instruction, statement, procedure</text:p>
        </text:list-item>
        <text:list-item>
          <text:p text:style-name="P19">Data: data flow, size, replication</text:p>
        </text:list-item>
        <text:list-item>
          <text:p text:style-name="P19">Parallelism granularity</text:p>
          <text:list>
            <text:list-item>
              <text:p text:style-name="P19">Coarse-grain vs. Fine-grained</text:p>
            </text:list-item>
          </text:list>
        </text:list-item>
      </text:list>
      <text:p text:style-name="P11"/>
      <text:h text:style-name="Heading_20_2" text:outline-level="2">Why is parallel programming important?</text:h>
      <text:list xml:id="list2273783883" text:style-name="L4">
        <text:list-item>
          <text:p text:style-name="P20">Parallel programming has matured</text:p>
          <text:list>
            <text:list-item>
              <text:p text:style-name="P20">Standard programming models</text:p>
            </text:list-item>
            <text:list-item>
              <text:p text:style-name="P20">Common machine architectures</text:p>
            </text:list-item>
            <text:list-item>
              <text:p text:style-name="P20">Programmers can focus on computation and sue suitable programming models for implementation</text:p>
            </text:list-item>
          </text:list>
        </text:list-item>
        <text:list-item>
          <text:p text:style-name="P20">Increase protability between models and architectures</text:p>
        </text:list-item>
        <text:list-item>
          <text:p text:style-name="P20">Reasonable hope of portability across platforms</text:p>
        </text:list-item>
        <text:list-item>
          <text:p text:style-name="P20">Issues</text:p>
          <text:list>
            <text:list-item>
              <text:p text:style-name="P20">Performance optimization is still very platform-dependent</text:p>
              <text:list>
                <text:list-item>
                  <text:p text:style-name="P20"><text:soft-page-break/>meaning: The actual improvement on performance depends on the platform </text:p>
                </text:list-item>
              </text:list>
            </text:list-item>
            <text:list-item>
              <text:p text:style-name="P20">Performance portability is a problem</text:p>
            </text:list-item>
            <text:list-item>
              <text:p text:style-name="P20">Parallel programming methods are still evolving </text:p>
            </text:list-item>
          </text:list>
        </text:list-item>
      </text:list>
      <text:p text:style-name="P12"/>
      <text:h text:style-name="P13" text:outline-level="2">Parallel Algorithms </text:h>
      <text:list xml:id="list3841057472" text:style-name="L5">
        <text:list-item>
          <text:p text:style-name="P21">Recipe to solve a problem <text:s/>“in parallel” on multiple processing elements</text:p>
        </text:list-item>
        <text:list-item>
          <text:p text:style-name="P21">Standard steps for constructing a parallel algorithm</text:p>
          <text:list>
            <text:list-item>
              <text:p text:style-name="P21">Identify work that can be performed concurrently</text:p>
            </text:list-item>
            <text:list-item>
              <text:p text:style-name="P21">Partition the concurrent work on separate processors</text:p>
            </text:list-item>
            <text:list-item>
              <text:p text:style-name="P21">Properly manage input, output, and intermediate data</text:p>
            </text:list-item>
            <text:list-item>
              <text:p text:style-name="P21">Coordinate data accesses and work to satisfy dependencies</text:p>
            </text:list-item>
          </text:list>
        </text:list-item>
        <text:list-item>
          <text:p text:style-name="P21">Which are hard to do</text:p>
          <text:list>
            <text:list-item>
              <text:p text:style-name="P21">Hardest, according to professor, is identifying work that can be performed concurrently to begin with</text:p>
            </text:list-item>
          </text:list>
        </text:list-item>
      </text:list>
      <text:p text:style-name="P22"/>
      <text:p text:style-name="P23">(9/29/21)</text:p>
      <text:p text:style-name="P23"/>
      <text:h text:style-name="Heading_20_2" text:outline-level="2">Parallelism Views</text:h>
      <text:list xml:id="list3303191898" text:style-name="L6">
        <text:list-item>
          <text:p text:style-name="P24">Where can we find parallelism? </text:p>
          <text:list>
            <text:list-item>
              <text:p text:style-name="P24">Program (task) view</text:p>
              <text:list>
                <text:list-item>
                  <text:p text:style-name="P24">on the statement level</text:p>
                  <text:list>
                    <text:list-item>
                      <text:p text:style-name="P24">between program statements</text:p>
                    </text:list-item>
                    <text:list-item>
                      <text:p text:style-name="P24">a question that should be asked in this case is “which statements can be executed concurrently?”</text:p>
                    </text:list-item>
                  </text:list>
                </text:list-item>
                <text:list-item>
                  <text:p text:style-name="P24">Block level/ Loop level/ Routine level/ Process level</text:p>
                  <text:list>
                    <text:list-item>
                      <text:p text:style-name="P25">Larger-grained program statements</text:p>
                      <text:list>
                        <text:list-item>
                          <text:p text:style-name="P25">what does this mean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<text:soft-page-break/>Data view</text:p>
              <text:list>
                <text:list-item>
                  <text:p text:style-name="P25">How is data operated on?</text:p>
                </text:list-item>
                <text:list-item>
                  <text:p text:style-name="P25">Where does data reside?</text:p>
                </text:list-item>
                <text:list-item>
                  <text:p text:style-name="P25">These questions can help us figure out what we can do in parallel </text:p>
                </text:list-item>
              </text:list>
            </text:list-item>
            <text:list-item>
              <text:p text:style-name="P25">Resource view</text:p>
            </text:list-item>
          </text:list>
        </text:list-item>
      </text:list>
      <text:p text:style-name="P26"/>
      <text:h text:style-name="Heading_20_2" text:outline-level="2">Parallelism, Correctness, and Dependence</text:h>
      <text:list xml:id="list2254749574" text:style-name="L7">
        <text:list-item>
          <text:p text:style-name="P27">Parallel execution, from any point of view, will be constrained by the sequence of operations needed to be performed for a correct result</text:p>
        </text:list-item>
        <text:list-item>
          <text:p text:style-name="P27">Parallel execution must address control, data, and system dependencies</text:p>
        </text:list-item>
        <text:list-item>
          <text:p text:style-name="P27">A <text:span text:style-name="T1">dependency</text:span> arises when one operation depends on an earlier operation to complete and produce a result before this later operation can be performed</text:p>
        </text:list-item>
        <text:list-item>
          <text:p text:style-name="P27">We extend this notion of dependency to resources since some operations may depend on certain resources</text:p>
          <text:list>
            <text:list-item>
              <text:p text:style-name="P27">For example, due to where data is located</text:p>
            </text:list-item>
          </text:list>
        </text:list-item>
      </text:list>
      <text:p text:style-name="P28"/>
      <text:h text:style-name="P14" text:outline-level="2">Executing Two statements in Parallelism</text:h>
      <text:list xml:id="list2595464053" text:style-name="L8">
        <text:list-item>
          <text:p text:style-name="P31">Situation: want to execute two statements in parallel </text:p>
        </text:list-item>
        <text:list-item>
          <text:p text:style-name="P31">On one processor:</text:p>
          <text:list>
            <text:list-item>
              <text:p text:style-name="P31">S1;</text:p>
            </text:list-item>
            <text:list-item>
              <text:p text:style-name="P31">S2;</text:p>
            </text:list-item>
          </text:list>
        </text:list-item>
        <text:list-item>
          <text:p text:style-name="P31">On two processors</text:p>
          <text:list>
            <text:list-item>
              <text:p text:style-name="P31">Processor 1: <text:s text:c="20"/>Processor 2:</text:p>
              <text:list>
                <text:list-item>
                  <text:p text:style-name="P31">S1; <text:tab/> <text:s text:c="2"/><text:tab/><text:tab/> <text:s text:c="3"/>S2; </text:p>
                </text:list-item>
              </text:list>
            </text:list-item>
          </text:list>
        </text:list-item>
        <text:list-item>
          <text:p text:style-name="P32">Fundamental (concurrent) execution assumption </text:p>
          <text:list>
            <text:list-item>
              <text:p text:style-name="P33">Processors execute independent of each other</text:p>
            </text:list-item>
            <text:list-item>
              <text:p text:style-name="P33">No assumptions made about speed of processor execution</text:p>
            </text:list-item>
          </text:list>
        </text:list-item>
      </text:list>
      <text:p text:style-name="P34"><text:soft-page-break/></text:p>
      <text:h text:style-name="P15" text:outline-level="2">Independent vs Dependent</text:h>
      <text:list xml:id="list2517202479" text:style-name="L9">
        <text:list-item>
          <text:p text:style-name="P38">So for statements to be able to be run in parallel, they must be</text:p>
          <text:list>
            <text:list-item>
              <text:p text:style-name="P38">independent of each other</text:p>
              <text:list>
                <text:list-item>
                  <text:p text:style-name="P38"><text:span text:style-name="T1">sequentially consistent </text:span>– order of execution should not matter for the computational outcome. </text:p>
                </text:list-item>
              </text:list>
            </text:list-item>
            <text:list-item>
              <text:p text:style-name="P39">In the context of S1 and S2, the order that S1 and S2 are executed by the computer shouldn’t affect the computational outcome; S1 can run before S2 or after, and the outcome should be identical. </text:p>
            </text:list-item>
          </text:list>
        </text:list-item>
        <text:list-item>
          <text:p text:style-name="P39">Two statements <text:span text:style-name="T13">are </text:span><text:span text:style-name="T3">dependent </text:span><text:span text:style-name="T12">if sequential consistency is impossible for them; if the order of execution </text:span><text:span text:style-name="T14">matters</text:span><text:span text:style-name="T17"> for the two. </text:span></text:p>
          <text:list>
            <text:list-item>
              <text:p text:style-name="P40"><text:span text:style-name="T18">In the context above,</text:span><text:span text:style-name="T16"> </text:span><text:span text:style-name="T19">if </text:span><text:span text:style-name="T16">S1 needs to be before or after S2 to </text:span><text:span text:style-name="T20">execute correctly</text:span><text:span text:style-name="T16">. </text:span></text:p>
            </text:list-item>
            <text:list-item>
              <text:p text:style-name="P41"><text:span text:style-name="T16">3 types</text:span></text:p>
              <text:list>
                <text:list-item>
                  <text:p text:style-name="P41"><text:span text:style-name="T16">true (flow) dependence</text:span></text:p>
                  <text:list>
                    <text:list-item>
                      <text:p text:style-name="P41"><text:span text:style-name="T16">the second statement is dependent on the first</text:span></text:p>
                    </text:list-item>
                    <text:list-item>
                      <text:p text:style-name="P41"><text:span text:style-name="T16">The second statement depends on the outcome of the first statement to execute correctly. </text:span></text:p>
                      <text:list>
                        <text:list-item>
                          <text:p text:style-name="P42"><text:span text:style-name="T16">S1: a = 1; </text:span></text:p>
                        </text:list-item>
                        <text:list-item>
                          <text:p text:style-name="P42"><text:span text:style-name="T16">S2: b = a; </text:span></text:p>
                        </text:list-item>
                      </text:list>
                    </text:list-item>
                    <text:list-item>
                      <text:p text:style-name="P57">This needs to be </text:p>
                    </text:list-item>
                  </text:list>
                </text:list-item>
                <text:list-item>
                  <text:p text:style-name="P41"><text:span text:style-name="T16">Output dependence</text:span></text:p>
                  <text:list>
                    <text:list-item>
                      <text:p text:style-name="P41"><text:span text:style-name="T16">The second is dependent on the first</text:span></text:p>
                    </text:list-item>
                    <text:list-item>
                      <text:p text:style-name="P41"><text:span text:style-name="T16">this cas</text:span><text:span text:style-name="T21">e is when both S1 and S2 output to the same variable </text:span></text:p>
                      <text:list>
                        <text:list-item>
                          <text:p text:style-name="P43"><text:span text:style-name="T16">S1: a = f(x); </text:span></text:p>
                        </text:list-item>
                        <text:list-item>
                          <text:p text:style-name="P43"><text:span text:style-name="T16">S2: a = b; </text:span></text:p>
                        </text:list-item>
                      </text:list>
                    </text:list-item>
                    <text:list-item>
                      <text:p text:style-name="P47"><text:span text:style-name="T16">A way to </text:span><text:span text:style-name="T26">remove this is by changing the name of the variable being assigned to in S2. </text:span></text:p>
                    </text:list-item>
                  </text:list>
                </text:list-item>
                <text:list-item>
                  <text:p text:style-name="P44"><text:span text:style-name="T16">Anti-dependence</text:span></text:p>
                  <text:list>
                    <text:list-item>
                      <text:p text:style-name="P44"><text:soft-page-break/><text:span text:style-name="T16">First is dependent on the second</text:span></text:p>
                    </text:list-item>
                    <text:list-item>
                      <text:p text:style-name="P44"><text:span text:style-name="T16">This is when the first statement depends on the same variable that the second statement is outputting to</text:span></text:p>
                      <text:list>
                        <text:list-item>
                          <text:p text:style-name="P44"><text:span text:style-name="T16">S1: a = b; </text:span></text:p>
                        </text:list-item>
                        <text:list-item>
                          <text:p text:style-name="P44"><text:span text:style-name="T16">S2: b = 1; </text:span></text:p>
                        </text:list-item>
                      </text:list>
                    </text:list-item>
                    <text:list-item>
                      <text:p text:style-name="P36"><text:span text:style-name="T22">This is a case where S1 </text:span><text:span text:style-name="T15">needs</text:span><text:span text:style-name="T22"> to execute before S2, or it may assign the wrong value of “b”. </text:span></text:p>
                    </text:list-item>
                    <text:list-item>
                      <text:p text:style-name="P45"><text:span text:style-name="T22">A </text:span><text:span text:style-name="T16">way to fix this is by changing </text:span><text:span text:style-name="T26">the name of the variable being assigned to in S2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16"/></text:p>
      <text:p text:style-name="P46"><text:span text:style-name="T16"/></text:p>
      <text:p text:style-name="P46"><text:span text:style-name="T16"/></text:p>
      <text:p text:style-name="P48"><text:span text:style-name="T16">Another Loop Dependence Example (important for HW2)</text:span></text:p>
      <text:list xml:id="list4184349648" text:style-name="L10">
        <text:list-item>
          <text:p text:style-name="P49"><text:span text:style-name="T16">Nested loop example</text:span></text:p>
        </text:list-item>
        <text:list-item>
          <text:p text:style-name="P49"><text:span text:style-name="T16">Dependencies? </text:span></text:p>
          <text:list>
            <text:list-item>
              <text:p text:style-name="P49"><text:span text:style-name="T16">There’s a loop-independent dependence on </text:span><text:span text:style-name="T23">i</text:span></text:p>
            </text:list-item>
            <text:list-item>
              <text:p text:style-name="P49"><text:span text:style-name="T16">a loop-carried dependence on j </text:span></text:p>
            </text:list-item>
          </text:list>
        </text:list-item>
        <text:list-item>
          <text:p text:style-name="P49"><text:span text:style-name="T16">You can parallelize the </text:span><text:span text:style-name="T23">outer</text:span><text:span text:style-name="T16"> loop; have chunks of the iterations of the i-loop be taken care of by different threads at the same time; it’ll work the same. </text:span></text:p>
        </text:list-item>
        <text:list-item>
          <text:p text:style-name="P50"><text:span text:style-name="T16">Let’s flip the i and j variables (next slide</text:span><text:span text:style-name="T24">)</text:span></text:p>
          <text:list>
            <text:list-item>
              <text:p text:style-name="P51"><text:span text:style-name="T24">y</text:span><text:span text:style-name="T16">ou can parallelize the inner loop only</text:span></text:p>
            </text:list-item>
            <text:list-item>
              <text:p text:style-name="P51"><text:span text:style-name="T16">outer loop cannot be parallelized</text:span></text:p>
            </text:list-item>
          </text:list>
        </text:list-item>
        <text:list-item>
          <text:p text:style-name="P51"><text:span text:style-name="T16">why can’t j be parallelized?</text:span></text:p>
          <text:list>
            <text:list-item>
              <text:list>
                <text:list-item>
                  <text:p text:style-name="P51"><text:span text:style-name="T16">the assignment in the center of both loops is:</text:span></text:p>
                  <text:list>
                    <text:list-item>
                      <text:p text:style-name="P51"><text:span text:style-name="T16">a[i][j] = f(a[i][j-1]); </text:span></text:p>
                    </text:list-item>
                  </text:list>
                </text:list-item>
                <text:list-item>
                  <text:p text:style-name="P51"><text:span text:style-name="T16">the part of the assignment using the cell a[i][j-1] inherently depends on the result of the previous j </text:span><text:span text:style-name="T25">iteration</text:span></text:p>
                  <text:list>
                    <text:list-item>
                      <text:p text:style-name="P52"><text:span text:style-name="T16">to assign a[0][1], you must have the value in a[0][0]</text:span></text:p>
                      <text:list>
                        <text:list-item>
                          <text:p text:style-name="P52"><text:span text:style-name="T16">this is also why j starts at 1, instead of 0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4"><text:soft-page-break/><text:span text:style-name="T16">Therefore, each j iteration (except from the first) has a true dependency on the previous j iteration</text:span></text:p>
                </text:list-item>
              </text:list>
            </text:list-item>
          </text:list>
        </text:list-item>
      </text:list>
      <text:p text:style-name="P53"><text:span text:style-name="T16"/></text:p>
      <text:p text:style-name="P55"><text:span text:style-name="T16">Key Ideas for Dependency Analysis</text:span></text:p>
      <text:list xml:id="list727338673" text:style-name="L11">
        <text:list-item>
          <text:p text:style-name="P56"><text:span text:style-name="T16">to execute in parallel</text:span></text:p>
          <text:list>
            <text:list-item>
              <text:p text:style-name="P56"><text:span text:style-name="T16">statements must be sequentially consistent</text:span></text:p>
            </text:list-item>
            <text:list-item>
              <text:p text:style-name="P56"><text:span text:style-name="T16">statements must be independ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ced4b" officeooo:paragraph-rsid="001ced4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7T13:15:34.290395211" text:fixed="true">09/27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3:15:34.685525170</meta:creation-date>
    <dc:title>Class Notes</dc:title>
    <meta:editing-duration>P3DT2H6M21S</meta:editing-duration>
    <meta:editing-cycles>56</meta:editing-cycles>
    <meta:generator>LibreOffice/7.2.1.2$Linux_X86_64 LibreOffice_project/20$Build-2</meta:generator>
    <dc:date>2021-10-03T14:43:50.826563110</dc:date>
    <meta:document-statistic meta:table-count="0" meta:image-count="0" meta:object-count="0" meta:page-count="7" meta:paragraph-count="133" meta:word-count="1275" meta:character-count="7420" meta:non-whitespace-character-count="6295"/>
    <meta:template xlink:type="simple" xlink:actuate="onRequest" xlink:title="Class Notes" xlink:href="../../../../../../Templates/Class%20Notes.ott" meta:date="2021-09-27T13:15:34.290375362"/>
  </office:meta>
</office:document-meta>
</file>